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</office:automatic-styles>
  <office:body>
    <office:text text:use-soft-page-breaks="true">
      <text:p text:style-name="P1">Invariants</text:p>
      <text:list text:style-name="LFO1" text:continue-numbering="true">
        <text:list-item>
          <text:p text:style-name="P2">An atomic future cannot be read inside of an atomic block.</text:p>
        </text:list-item>
        <text:list-item>
          <text:p text:style-name="P3">An atomic variable cannot be written to from outside of an atomic block.</text:p>
        </text:list-item>
        <text:list-item>
          <text:p text:style-name="P4">An atomic variable must be accessed through a local atomic object inside of an atomic block.</text:p>
        </text:list-item>
        <text:list-item>
          <text:p text:style-name="P5">A transaction object is not thread-safe.</text:p>
        </text:list-item>
        <text:list-item>
          <text:p text:style-name="P6">A transaction object must store atomic variables in an ordered map to ensure that locking is ordered. This ordering must be preserved in different transactions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ash</meta:initial-creator>
    <dc:creator>wash</dc:creator>
    <meta:creation-date>2014-11-13T20:13:00Z</meta:creation-date>
    <dc:date>2014-11-13T20:13:00Z</dc:date>
    <meta:template xlink:href="Normal.dotm" xlink:type="simple"/>
    <meta:editing-cycles>2</meta:editing-cycles>
    <meta:editing-duration>PT0S</meta:editing-duration>
    <meta:document-statistic meta:page-count="1" meta:paragraph-count="1" meta:word-count="65" meta:character-count="437" meta:row-count="3" meta:non-whitespace-character-count="373"/>
  </office:meta>
</office:document-meta>
</file>